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officeooo:rsid="00256797" officeooo:paragraph-rsid="002c12ba"/>
    </style:style>
    <style:style style:name="P3" style:family="paragraph" style:parent-style-name="Standard">
      <style:paragraph-properties fo:line-height="150%"/>
      <style:text-properties officeooo:rsid="00019fdb" officeooo:paragraph-rsid="0030ddfb"/>
    </style:style>
    <style:style style:name="P4" style:family="paragraph" style:parent-style-name="Standard">
      <style:paragraph-properties fo:line-height="150%"/>
      <style:text-properties officeooo:rsid="00019fdb" officeooo:paragraph-rsid="003154c7"/>
    </style:style>
    <style:style style:name="P5" style:family="paragraph" style:parent-style-name="Standard">
      <style:paragraph-properties fo:line-height="150%"/>
      <style:text-properties officeooo:rsid="002c12ba" officeooo:paragraph-rsid="0034c055"/>
    </style:style>
    <style:style style:name="P6" style:family="paragraph" style:parent-style-name="Subtitle">
      <style:paragraph-properties fo:line-height="150%"/>
    </style:style>
    <style:style style:name="T1" style:family="text">
      <style:text-properties officeooo:rsid="00162418"/>
    </style:style>
    <style:style style:name="T2" style:family="text">
      <style:text-properties fo:font-style="normal" officeooo:rsid="0016af33" style:font-style-asian="normal" style:font-style-complex="normal"/>
    </style:style>
    <style:style style:name="T3" style:family="text">
      <style:text-properties fo:font-style="normal" officeooo:rsid="002c12ba" style:font-style-asian="normal" style:font-style-complex="normal"/>
    </style:style>
    <style:style style:name="T4" style:family="text">
      <style:text-properties fo:font-style="normal" officeooo:rsid="00269675" style:font-style-asian="normal" style:font-style-complex="normal"/>
    </style:style>
    <style:style style:name="T5" style:family="text">
      <style:text-properties officeooo:rsid="00269675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820d8" fo:background-color="transparent" loext:char-shading-value="0"/>
    </style:style>
    <style:style style:name="T8" style:family="text">
      <style:text-properties officeooo:rsid="0029936c" fo:background-color="transparent" loext:char-shading-value="0"/>
    </style:style>
    <style:style style:name="T9" style:family="text">
      <style:text-properties officeooo:rsid="0030ddfb" fo:background-color="transparent" loext:char-shading-value="0"/>
    </style:style>
    <style:style style:name="T10" style:family="text">
      <style:text-properties officeooo:rsid="003154c7" fo:background-color="transparent" loext:char-shading-value="0"/>
    </style:style>
    <style:style style:name="T11" style:family="text">
      <style:text-properties officeooo:rsid="00325967" fo:background-color="transparent" loext:char-shading-value="0"/>
    </style:style>
    <style:style style:name="T12" style:family="text">
      <style:text-properties officeooo:rsid="0033b99c" fo:background-color="transparent" loext:char-shading-value="0"/>
    </style:style>
    <style:style style:name="T13" style:family="text">
      <style:text-properties officeooo:rsid="002a7d0e"/>
    </style:style>
    <style:style style:name="T14" style:family="text">
      <style:text-properties officeooo:rsid="002bb222"/>
    </style:style>
    <style:style style:name="T15" style:family="text">
      <style:text-properties officeooo:rsid="002c12ba"/>
    </style:style>
    <style:style style:name="T16" style:family="text">
      <style:text-properties officeooo:rsid="002cc517"/>
    </style:style>
    <style:style style:name="T17" style:family="text">
      <style:text-properties officeooo:rsid="00325967"/>
    </style:style>
    <style:style style:name="T18" style:family="text">
      <style:text-properties officeooo:rsid="0033b99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Abstract</text:h>
      <text:p text:style-name="P4"><text:span text:style-name="T9">T</text:span><text:span text:style-name="T6">he </text:span><text:span text:style-name="T10">new </text:span><text:span text:style-name="T6">paradigm in genetics </text:span><text:span text:style-name="T11">is more </text:span><text:span text:style-name="T6">sequence analysis </text:span><text:span text:style-name="T11">driven</text:span><text:span text:style-name="T6">, </text:span><text:span text:style-name="T9">but </text:span><text:span text:style-name="T6">linkage </text:span><text:span text:style-name="T10">studies </text:span><text:span text:style-name="T11">are frequently adopted </text:span><text:span text:style-name="T12">in parallel </text:span><text:span text:style-name="T6">to pinpoint loci of interest within </text:span><text:span text:style-name="T12">the vast torrent of</text:span><text:span text:style-name="T11"> </text:span><text:span text:style-name="T6">sequence dat</text:span><text:span text:style-name="T10">a. </text:span><text:span text:style-name="T6">Linkage analysis alone </text:span><text:span text:style-name="T11">can </text:span><text:span text:style-name="T6">identif</text:span><text:span text:style-name="T11">y </text:span><text:span text:style-name="T6">a single causative gene under the scope of a rare disease model for the relatively </text:span><text:span text:style-name="T7">low </text:span><text:span text:style-name="T6">cost of a genotyping array, </text:span><text:span text:style-name="T8">and has the added </text:span><text:span text:style-name="T6">advantage </text:span><text:span text:style-name="T8">of </text:span><text:span text:style-name="T6">reconstitut</text:span><text:span text:style-name="T8">ing </text:span><text:span text:style-name="T6">genotypes of individuals absent from the analysis via haplotype reconstruction.</text:span></text:p>
      <text:p text:style-name="P3"><text:span text:style-name="T6"/></text:p>
      <text:p text:style-name="P2"><text:span text:style-name="T15">Here we present our</text:span> <text:span text:style-name="T13">comprehensive </text:span>linkage analysis pipeline <text:span text:style-name="T14">consisting of a collection of well-established tools and utilities (GRR, Merlin, Alohomora) to perform analysis under all penetrance models (dominant/recessive, autosomal/X-linked) as well as large complex consanguineous pedigrees. Pre-analysis </text:span>filtering <text:span text:style-name="T14">selects a subset of </text:span>markers indicative of informative me<text:span text:style-name="T5">i</text:span>oses, <text:span text:style-name="T5">and qualitative tests</text:span> <text:span text:style-name="T5">are performed to check for gender, relationship, and Mendelian inheritance consistency. A reliable lineup of linkage analysis suites (Allegro, GeneHunter, Simwalk) compute LOD scores to produce fast multi-core genome-wide and chromosome-specific linkage plots complete with sub-banding overlays and peak validation. Limitations in pedigree creation and post-analysis haplotype examination applications (HaploPainter) further prompted the development of a new <text:s/>visualization </text:span><text:span text:style-name="T3">tool,</text:span><text:span text:style-name="T5"> </text:span><text:span text:style-name="T4"><text:s/></text:span><text:span text:style-name="T2">HaploHTML5, <text:s/></text:span><text:span text:style-name="T3">built upon the latest </text:span><text:span text:style-name="T1">advances in the HTML5 web schema. Pedigrees are drawn and analysed in-browser, and haploblock resolution is performed using the novel approach of a best-first path-finding algorithm (A*) implemented in pure JavaScript.</text:span></text:p>
      <text:p text:style-name="P2"/>
      <text:p text:style-name="P5">Small (&lt;19-bit) pedigrees with an informative input set of 40,000 markers were processed in under 15 minutes (single core) and 5 minutes (multi-core). Complex (&gt;19-bit, inbred) pedigrees required extensive code and platform-specific modifications to cater for <text:span text:style-name="T17">o</text:span>utdated software (Allegro) which <text:span text:style-name="T16">increased the single-core run-time to hours (19 to 23-bit) and days (&gt;23-bit). Correct X-linked haploblock resolution was determined via HaploHTML5, and side-by-side case/control evaluation was facilitated. <text:s/>A web interface is in development for the rest of the linkage pipeline for local or cloud-based deployment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OpenSymbol" svg:font-family="OpenSymbol" style:font-family-generic="roman" style:font-pitch="variable"/>
    <style:font-face style:name="Nimbus Roman No9 L1" svg:font-family="'Nimbus Roman No9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Nimbus Roman No9 L" fo:font-size="10pt" fo:language="en" fo:country="GB" style:letter-kerning="true" style:font-name-asian="Droid Sans Fallback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Nimbus Roman No9 L" fo:font-family="'Nimbus Roman No9 L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ubtitle" style:default-outline-level="2" style:class="text">
      <style:text-properties style:font-name="Nimbus Roman No9 L1" fo:font-family="'Nimbus Roman No9 L'" style:font-family-generic="swiss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3" style:class="text">
      <style:text-properties style:font-name="Nimbus Roman No9 L1" fo:font-family="'Nimbus Roman No9 L'" style:font-family-generic="swiss" style:font-pitch="variable" fo:font-size="14pt" fo:font-style="normal" style:text-underline-style="none" fo:font-weight="bold" style:font-size-asian="12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_20_2" style:default-outline-level="4" style:class="text">
      <style:text-properties style:font-name="Nimbus Roman No9 L1" fo:font-family="'Nimbus Roman No9 L'" style:font-family-generic="swiss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_20_3" style:default-outline-level="5" style:class="text"/>
    <style:style style:name="Footnote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Standard" style:default-outline-level="1" style:class="chapter">
      <style:text-properties style:font-name="Nimbus Roman No9 L" fo:font-family="'Nimbus Roman No9 L'" style:font-family-generic="roman" style:font-pitch="variable" fo:font-size="20pt" fo:font-weight="bold" style:font-size-asian="20pt" style:font-weight-asian="bold" style:font-size-complex="14pt" style:font-weight-complex="bold"/>
    </style:style>
    <style:style style:name="Title" style:family="paragraph" style:parent-style-name="Heading" style:default-outline-level="" style:class="chapter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Header_20_right" style:display-name="Header right" style:family="paragraph" style:parent-style-name="Standard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_20_Contents" style:display-name="Table Contents" style:family="paragraph" style:class="extra"/>
    <style:style style:name="Preformatted_20_Text" style:display-name="Preformatted Text" style:family="paragraph" style:parent-style-name="Standard" style:class="html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weight="bold" style:font-weight-asian="bold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76cm" fo:margin-left="0cm" fo:margin-right="0cm" fo:margin-top="0.97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ed1" style:page-layout-name="Mpm2"/>
    <style:master-page style:name="Converted2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9:29:23.609034264</meta:creation-date>
    <dc:date>2016-07-13T13:32:27.309517957</dc:date>
    <meta:editing-duration>PT2H14M58S</meta:editing-duration>
    <meta:editing-cycles>33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305" meta:character-count="2218" meta:non-whitespace-character-count="1914"/>
  </office:meta>
</office:document-meta>
</file>